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  <style:text-properties officeooo:rsid="0016ae3e" officeooo:paragraph-rsid="0016ae3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6ae3e" officeooo:paragraph-rsid="0016ae3e"/>
    </style:style>
    <style:style style:name="P4" style:family="paragraph" style:parent-style-name="Text_20_body">
      <style:paragraph-properties fo:text-align="justify" style:justify-single-word="false"/>
      <style:text-properties officeooo:paragraph-rsid="0016ae3e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7b596" officeooo:paragraph-rsid="0018edf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7fe98" officeooo:paragraph-rsid="0017fe98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a3be8" officeooo:paragraph-rsid="001a3be8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c2b91" officeooo:paragraph-rsid="001c2b91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d5f96" officeooo:paragraph-rsid="001d5f96"/>
    </style:style>
    <style:style style:name="T1" style:family="text">
      <style:text-properties officeooo:rsid="0018ed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06_1808830927"/>Limitazioni Riscontrate<text:bookmark-end text:name="__RefHeading___Toc106_1808830927"/>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"><text:a xlink:type="simple" xlink:href="#__RefHeading___Toc106_1808830927" text:style-name="Index_20_Link" text:visited-style-name="Index_20_Link">Limitazioni Riscontrate<text:tab/>1</text:a></text:p>
        </text:index-body>
      </text:table-of-content>
      <text:p text:style-name="P4"/>
      <text:list xml:id="list3711931352" text:style-name="L1">
        <text:list-item>
          <text:p text:style-name="P3">Non è implementato alcun meccanismo di sincronizzazione per regolare l’accesso concorrente di diversi client su uno stesso file. (<text:a xlink:type="simple" xlink:href="https://github.com/Torkin1/IIW_UDP_GBN/issues/70" text:style-name="Internet_20_link" text:visited-style-name="Visited_20_Internet_20_Link">#70</text:a>);</text:p>
        </text:list-item>
        <text:list-item>
          <text:p text:style-name="P5">Se un messaggio da inviare con il DMProtocol è sufficientemente piccolo da entrare in un pacchetto GBN, in certe situazioni l’attuale implementazione non riesce a rispettare l’integrità dei messaggi (<text:a xlink:type="simple" xlink:href="https://github.com/Torkin1/IIW_UDP_GBN/issues/61" text:style-name="Internet_20_link" text:visited-style-name="Visited_20_Internet_20_Link">#61</text:a>)</text:p>
          <text:list>
            <text:list-item>
              <text:p text:style-name="P5"><text:span text:style-name="T1">S</text:span>i supponga che un mittente voglia inviare un messaggio di 1 byte e la grandezza massima di un pacchetto sia di 2 bytes. Il mittente prova ad inviare tale pacchetto e il destinatario lo riceve correttamente. Ora supponiamo che il ricevitore si ponga nuovamente in ascolto, e che al mittente scada il timeout prima che riceva l’ACK del destinatario. Ciò scatenerà una ritrasmissione da parte del mittente. Il ricevitore si vedrà arrivare quindi un messaggio, e non saprà distinguere se tale messaggio è una ritrasmissione di un messaggio precedente, oppure è un nuovo messaggio;</text:p>
            </text:list-item>
          </text:list>
        </text:list-item>
        <text:list-item>
          <text:p text:style-name="P6">Non è stato implementato alcun modo per il mittente di sapere quando un suo messaggio è stato completamente inviato, a meno che non sia il destinatario a informarlo inviandogli a sua volta un messaggio. (#<text:a xlink:type="simple" xlink:href="https://github.com/Torkin1/IIW_UDP_GBN/issues/49" text:style-name="Internet_20_link" text:visited-style-name="Visited_20_Internet_20_Link">49</text:a>);</text:p>
        </text:list-item>
        <text:list-item>
          <text:p text:style-name="P7">Per semplicità, è stato supposto che gli ACK non siano soggetti a eventi di perdita (#<text:a xlink:type="simple" xlink:href="https://github.com/Torkin1/IIW_UDP_GBN/issues/38" text:style-name="Internet_20_link" text:visited-style-name="Visited_20_Internet_20_Link">38</text:a>);</text:p>
        </text:list-item>
        <text:list-item>
          <text:p text:style-name="P8">Non è implementato alcun meccanismo di rinuncia all’invio qualora si sia in presenza di una rete con tasso di perdita prossimo al 100% (#<text:a xlink:type="simple" xlink:href="https://github.com/Torkin1/IIW_UDP_GBN/issues/29" text:style-name="Internet_20_link" text:visited-style-name="Visited_20_Internet_20_Link">29</text:a>, #<text:a xlink:type="simple" xlink:href="https://github.com/Torkin1/IIW_UDP_GBN/issues/10" text:style-name="Internet_20_link" text:visited-style-name="Visited_20_Internet_20_Link">10</text:a>);</text:p>
        </text:list-item>
        <text:list-item>
          <text:p text:style-name="P9">Non è implementato alcun algoritmo di adattamento della finestra di invio (benché l’implementazione è stata progettata in maniera da accogliere tale modifica in futuro) (#<text:a xlink:type="simple" xlink:href="https://github.com/Torkin1/IIW_UDP_GBN/issues/8" text:style-name="Internet_20_link" text:visited-style-name="Visited_20_Internet_20_Link">8</text:a>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6:05:05.485042622</meta:creation-date>
    <meta:generator>LibreOffice/7.0.6.2$Linux_X86_64 LibreOffice_project/00$Build-2</meta:generator>
    <dc:date>2021-10-18T16:40:00.097438708</dc:date>
    <meta:editing-duration>PT17M38S</meta:editing-duration>
    <meta:editing-cycles>6</meta:editing-cycles>
    <meta:document-statistic meta:table-count="0" meta:image-count="0" meta:object-count="0" meta:page-count="1" meta:paragraph-count="10" meta:word-count="258" meta:character-count="1605" meta:non-whitespace-character-count="1364"/>
  </office:meta>
</office:document-meta>
</file>